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master-page-name="Standard_20__28_user_29_">
      <style:paragraph-properties style:page-number="auto" style:writing-mode="lr-tb"/>
      <style:text-properties style:font-name="FreeSans" fo:font-size="8pt" fo:font-style="normal" fo:font-weight="normal" officeooo:paragraph-rsid="0002788c" style:font-name-complex="FreeSans" style:font-size-complex="8pt"/>
    </style:style>
    <style:style style:name="T1" style:family="text">
      <style:text-properties officeooo:rsid="0002788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3_257988528"/>We show how <text:span text:style-name="T1">a </text:span>model-free, alternative <text:span text:style-name="T1">to FA</text:span> yield<text:span text:style-name="T1">s</text:span> <text:s/>non-parametric anisotropy measure (NPA) <text:span text:style-name="T1">and</text:span> can indicate the degree of local organisation of white matter in the brain. These are constructed from the spin orientation distribution function using the generalised q-space sampling imaging (GQI) reconstruction method. We apply exact analytical results which show the form of the sODF when the single tensor model is correct, and further indicate how the tensor's parameters may be estimated from this model-free approach. We compare the performance of these parametric and non-parametric measures for simulated data.<text:bookmark-end text:name="__DdeLink__3_2579885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Standard_20__28_user_29_" style:display-name="Standard (user)"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leftherios Garyfallidis</meta:initial-creator>
    <meta:creation-date>2010-11-11T21:56:38</meta:creation-date>
    <meta:document-statistic meta:table-count="0" meta:image-count="0" meta:object-count="0" meta:page-count="1" meta:paragraph-count="1" meta:word-count="91" meta:character-count="616"/>
    <dc:date>2010-11-17T12:33:31</dc:date>
    <dc:creator>Eleftherios Garyfallidis</dc:creator>
    <meta:editing-duration>PT00H06M33S</meta:editing-duration>
    <meta:editing-cycles>1</meta:editing-cycles>
    <meta:generator>OpenOffice.org/3.2$Unix OpenOffice.org_project/320m19$Build-9505</meta:generator>
  </office:meta>
</office:document-meta>
</file>